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3.1625in" fo:margin-left="0.0007in" table:align="left" style:writing-mode="lr-tb"/>
    </style:style>
    <style:style style:name="Table1.A" style:family="table-column">
      <style:table-column-properties style:column-width="1.6611in"/>
    </style:style>
    <style:style style:name="Table1.B" style:family="table-column">
      <style:table-column-properties style:column-width="1.5014in"/>
    </style:style>
    <style:style style:name="Table1.1" style:family="table-row">
      <style:table-row-properties fo:keep-together="auto"/>
    </style:style>
    <style:style style:name="Table1.A1" style:family="table-cell">
      <style:table-cell-properties fo:padding="0.075in" fo:border-left="0.05pt solid #000000" fo:border-right="none" fo:border-top="0.05pt solid #000000" fo:border-bottom="0.05pt solid #000000"/>
    </style:style>
    <style:style style:name="Table1.B1" style:family="table-cell">
      <style:table-cell-properties fo:padding="0.075in" fo:border="0.05pt solid #000000"/>
    </style:style>
    <style:style style:name="Table1.A2" style:family="table-cell">
      <style:table-cell-properties fo:padding="0.075in" fo:border-left="0.05pt solid #000000" fo:border-right="none" fo:border-top="none" fo:border-bottom="0.05pt solid #000000"/>
    </style:style>
    <style:style style:name="Table1.B2" style:family="table-cell">
      <style:table-cell-properties fo:padding="0.075in" fo:border-left="0.05pt solid #000000" fo:border-right="0.05pt solid #000000" fo:border-top="none" fo:border-bottom="0.05pt solid #000000"/>
    </style:style>
    <style:style style:name="Table2" style:family="table">
      <style:table-properties style:width="4.3111in" fo:margin-left="0.0007in" table:align="left" style:writing-mode="lr-tb"/>
    </style:style>
    <style:style style:name="Table2.A" style:family="table-column">
      <style:table-column-properties style:column-width="1.2in"/>
    </style:style>
    <style:style style:name="Table2.B" style:family="table-column">
      <style:table-column-properties style:column-width="3.1111in"/>
    </style:style>
    <style:style style:name="Table2.1" style:family="table-row">
      <style:table-row-properties fo:keep-together="auto"/>
    </style:style>
    <style:style style:name="Table2.A1" style:family="table-cell">
      <style:table-cell-properties fo:padding="0.075in" fo:border-left="0.05pt solid #000000" fo:border-right="none" fo:border-top="0.05pt solid #000000" fo:border-bottom="0.05pt solid #000000"/>
    </style:style>
    <style:style style:name="Table2.B1" style:family="table-cell">
      <style:table-cell-properties fo:padding="0.075in" fo:border="0.05pt solid #000000"/>
    </style:style>
    <style:style style:name="Table2.A2" style:family="table-cell">
      <style:table-cell-properties fo:padding="0.075in" fo:border-left="0.05pt solid #000000" fo:border-right="none" fo:border-top="none" fo:border-bottom="0.05pt solid #000000"/>
    </style:style>
    <style:style style:name="Table2.B2" style:family="table-cell">
      <style:table-cell-properties fo:padding="0.075in" fo:border-left="0.05pt solid #000000" fo:border-right="0.05pt solid #000000" fo:border-top="none" fo:border-bottom="0.05pt solid #000000"/>
    </style:style>
    <style:style style:name="Table3" style:family="table">
      <style:table-properties style:width="3.1264in" fo:margin-left="0.0007in" table:align="left" style:writing-mode="lr-tb"/>
    </style:style>
    <style:style style:name="Table3.A" style:family="table-column">
      <style:table-column-properties style:column-width="1.6611in"/>
    </style:style>
    <style:style style:name="Table3.B" style:family="table-column">
      <style:table-column-properties style:column-width="1.4653in"/>
    </style:style>
    <style:style style:name="Table3.1" style:family="table-row">
      <style:table-row-properties fo:keep-together="auto"/>
    </style:style>
    <style:style style:name="Table3.A1" style:family="table-cell">
      <style:table-cell-properties fo:padding="0.075in" fo:border-left="0.05pt solid #000000" fo:border-right="none" fo:border-top="0.05pt solid #000000" fo:border-bottom="0.05pt solid #000000"/>
    </style:style>
    <style:style style:name="Table3.B1" style:family="table-cell">
      <style:table-cell-properties fo:padding="0.075in" fo:border="0.05pt solid #000000"/>
    </style:style>
    <style:style style:name="Table3.A2" style:family="table-cell">
      <style:table-cell-properties fo:padding="0.075in" fo:border-left="0.05pt solid #000000" fo:border-right="none" fo:border-top="none" fo:border-bottom="0.05pt solid #000000"/>
    </style:style>
    <style:style style:name="Table3.B2" style:family="table-cell">
      <style:table-cell-properties fo:padding="0.075in" fo:border-left="0.05pt solid #000000" fo:border-right="0.05pt solid #000000" fo:border-top="none" fo:border-bottom="0.05pt solid #000000"/>
    </style:style>
    <style:style style:name="P1" style:family="paragraph" style:parent-style-name="Footer">
      <style:paragraph-properties fo:padding="0in" fo:border="none"/>
    </style:style>
    <style:style style:name="P2" style:family="paragraph" style:parent-style-name="Footer">
      <style:paragraph-properties fo:margin-left="0in" fo:margin-right="0.25in" fo:text-indent="0.25in" style:auto-text-indent="false"/>
    </style:style>
    <style:style style:name="P3" style:family="paragraph" style:parent-style-name="Standard">
      <style:text-properties fo:language="en" fo:country="US"/>
    </style:style>
    <style:style style:name="P4" style:family="paragraph" style:parent-style-name="Standard">
      <style:text-properties fo:font-size="10pt" fo:language="en" fo:country="US" fo:font-weight="bold" style:font-size-asian="10pt" style:font-weight-asian="bold" style:font-size-complex="10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end"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fo:language="en" fo:country="US" style:font-size-asian="14pt" style:font-size-complex="14pt"/>
    </style:style>
    <style:style style:name="P8" style:family="paragraph" style:parent-style-name="Standard">
      <style:text-properties fo:font-size="11pt" fo:language="en" fo:country="US" fo:font-weight="bold" style:font-size-asian="11pt" style:font-weight-asian="bold" style:font-size-complex="11pt"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officeooo:rsid="0010a971" officeooo:paragraph-rsid="0010a971"/>
    </style:style>
    <style:style style:name="P11" style:family="paragraph" style:parent-style-name="Standard" style:list-style-name="WWNum3"/>
    <style:style style:name="P12" style:family="paragraph" style:parent-style-name="Standard" style:list-style-name="WWNum23"/>
    <style:style style:name="P13" style:family="paragraph" style:parent-style-name="Standard" style:list-style-name="WWNum25"/>
    <style:style style:name="P14" style:family="paragraph" style:parent-style-name="Standard" style:list-style-name="WWNum24"/>
    <style:style style:name="P15" style:family="paragraph" style:parent-style-name="Standard">
      <style:text-properties fo:font-weight="bold" officeooo:paragraph-rsid="00133e43" style:font-weight-asian="bold" style:font-weight-complex="bold"/>
    </style:style>
    <style:style style:name="P16" style:family="paragraph" style:parent-style-name="Standard">
      <style:text-properties fo:language="en" fo:country="US" officeooo:paragraph-rsid="00133e43"/>
    </style:style>
    <style:style style:name="P17" style:family="paragraph" style:parent-style-name="Standard">
      <style:text-properties officeooo:paragraph-rsid="00133e43"/>
    </style:style>
    <style:style style:name="P18" style:family="paragraph" style:parent-style-name="Heading_20_1" style:master-page-name="Standard">
      <style:paragraph-properties style:page-number="auto"/>
    </style:style>
    <style:style style:name="P19" style:family="paragraph" style:parent-style-name="Heading_20_2" style:list-style-name="WWNum1"/>
    <style:style style:name="P20" style:family="paragraph" style:parent-style-name="Heading_20_2" style:list-style-name="WWNum1">
      <style:text-properties officeooo:rsid="00133e43" officeooo:paragraph-rsid="00133e43"/>
    </style:style>
    <style:style style:name="P21" style:family="paragraph" style:parent-style-name="Heading_20_2">
      <style:text-properties officeooo:paragraph-rsid="00133e43"/>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language="en" fo:country="US" fo:font-weight="bold" style:font-size-asian="10pt" style:font-weight-asian="bold" style:font-size-complex="10pt" style:font-weight-complex="bold"/>
    </style:style>
    <style:style style:name="T6" style:family="text">
      <style:text-properties style:font-name="Times New Roman" fo:language="en" fo:country="US" style:font-name-complex="Times New Roman1"/>
    </style:style>
    <style:style style:name="T7" style:family="text">
      <style:text-properties style:font-name="Times New Roman" fo:language="en" fo:country="US" fo:font-style="italic" style:font-style-asian="italic" style:font-name-complex="Times New Roman1" style:font-style-complex="italic"/>
    </style:style>
    <style:style style:name="T8" style:family="text">
      <style:text-properties officeooo:rsid="001269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raktikum Maschinelle Übersetzung: Phrase Extraction</text:h>
      <text:p text:style-name="Standard"/>
      <text:p text:style-name="Standard">Um die Aufgaben auszuführen, können Sie ihre Daten in folgendem Verzeichnis speichern:</text:p>
      <text:p text:style-name="Standard"><text:tab/><text:span text:style-name="T1">/project/smtstud/ss17/systems/USERNAME/</text:span></text:p>
      <text:p text:style-name="P3"/>
      <text:p text:style-name="Standard">Wir werden die beiden asymmetrischen word alignments, die wir das letzte Mal trainiert haben, mit verschiedenen Kombinationsheuristiken kombinieren und jeweils einen Phrase Table extrahieren.</text:p>
      <text:p text:style-name="Standard"/>
      <text:p text:style-name="Standard">Für die Kombination der word alignments und zum Extrahieren der phrase tables verwenden wir das weit verbreitete SMT Toolkit <text:span text:style-name="T2">moses</text:span>. (http://www.statmt.org/moses/)</text:p>
      <text:p text:style-name="Standard"/>
      <text:p text:style-name="Standard">Wenn Sie die IBM word alignment models nicht in der letzten Praktikumsstunde trainiert haben, führen Sie das script: /project/smtstud/ss17/bin/copyGizaModels.sh in Ihrem Userverzeichnis aus.</text:p>
      <text:p text:style-name="Standard">Bitte melden Sie sich nach Abschluss jeder Aufgabe (oder ggf. Zwischenaufgabe), sodass wir ausschließen können, dass Sie mit fehlerhaften Dateien weitermachen.</text:p>
      <text:list xml:id="list4135581705444462002" text:style-name="WWNum1">
        <text:list-item>
          <text:h text:style-name="P19" text:outline-level="2">Kombinieren der Word Alignment Modellle</text:h>
        </text:list-item>
      </text:list>
      <text:p text:style-name="Standard"/>
      <text:p text:style-name="Standard">Das Kombinieren der beiden word alignment models aus dem GIZA++ Training wird im moses Training im Schritt 3 erledigt:</text:p>
      <text:p text:style-name="Standard"><text:a xlink:type="simple" xlink:href="http://www.statmt.org/moses/?n=FactoredTraining.AlignWords">http://www.statmt.org/moses/?n=FactoredTraining.AlignWords</text:a></text:p>
      <text:p text:style-name="Standard"/>
      <text:p text:style-name="Standard">Rufen Sie den Schritt 3 des moses Trainingsscript auf. Fügen Sie zu folgendem Programmaufruf den Parameter <text:span text:style-name="T3">--alignment</text:span> hinzu und generieren Sie drei kombinierte Alignments für die drei verschiedenen Kombinationsheuristiken: <text:span text:style-name="T3">grow-diag-final-and</text:span>, <text:span text:style-name="T3">intersection</text:span> und <text:span text:style-name="T3">union</text:span>. </text:p>
      <text:p text:style-name="Standard"/>
      <text:p text:style-name="P4">/project/smtstud/ss17/bin/giza/train-factored-phrase-model.PGIZA.Adapt.perl --root-dir . --corpus corpus/train.de-en.1-99 --f de --e en --first-step 3 --last-step 3</text:p>
      <text:p text:style-name="P3"/>
      <text:p text:style-name="Standard">Führen Sie den Programmaufruf in Ihrem Verzeichnis aus. Das moses Trainingsscript schreibt die resultierenden Alignments in das Unterverzeichnis model/. <text:s/>Die Dateinamen reflektieren die Kombinationsheuristik.</text:p>
      <text:p text:style-name="Standard"/>
      <text:p text:style-name="Standard">1.a) In den resultierenden Alignmentdateien (<text:span text:style-name="T3">model/aligned.grow-diag-final-and</text:span>, <text:span text:style-name="T3">model/aligned.intersection</text:span> und <text:span text:style-name="T3">model/aligned.union</text:span>) befindet sich ein Eintrag pro Wort-zu-Wort Link. Um die Gesamtzahl aller gesetzten Links zu erfahren, können Sie <text:span text:style-name="T3">wc -w &lt;file&gt;</text:span> verwenden.</text:p>
      <text:p text:style-name="Standard"/>
      <text:list xml:id="list9042203106258360172" text:style-name="WWNum3">
        <text:list-item>
          <text:p text:style-name="P11">Wie viele Alignmentlinks wurden jeweils gesetzt?</text:p>
        </text:list-item>
        <text:list-item>
          <text:p text:style-name="P11">Wie unterscheiden sich die drei Heuristiken und welchen Einfluss hat dies auf die Anzahl der generierten Links?</text:p>
        </text:list-item>
      </text:list>
      <text:p text:style-name="Standard"><text:soft-page-break/></text:p>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Standard">Heuristik</text:p>
          </table:table-cell>
          <table:table-cell table:style-name="Table1.B1" office:value-type="string">
            <text:p text:style-name="Standard"># Links</text:p>
          </table:table-cell>
        </table:table-row>
        <table:table-row table:style-name="Table1.1">
          <table:table-cell table:style-name="Table1.A2" office:value-type="string">
            <text:p text:style-name="Standard">intersection</text:p>
          </table:table-cell>
          <table:table-cell table:style-name="Table1.B2" office:value-type="string">
            <text:p text:style-name="P5">706597</text:p>
          </table:table-cell>
        </table:table-row>
        <table:table-row table:style-name="Table1.1">
          <table:table-cell table:style-name="Table1.A2" office:value-type="string">
            <text:p text:style-name="Standard">union</text:p>
          </table:table-cell>
          <table:table-cell table:style-name="Table1.B2" office:value-type="string">
            <text:p text:style-name="P5">883788</text:p>
          </table:table-cell>
        </table:table-row>
        <table:table-row table:style-name="Table1.1">
          <table:table-cell table:style-name="Table1.A2" office:value-type="string">
            <text:p text:style-name="Standard">grow-diag-final-and</text:p>
          </table:table-cell>
          <table:table-cell table:style-name="Table1.B2" office:value-type="string">
            <text:p text:style-name="P5">856279</text:p>
          </table:table-cell>
        </table:table-row>
      </table:table>
      <text:p text:style-name="Standard"/>
      <text:p text:style-name="P9">Antwort zu Aufgabe 1:</text:p>
      <text:p text:style-name="Standard"/>
      <text:p text:style-name="P10">/project/smtstud/ss17/bin/giza/train-factored-phrase-model.PGIZA.Adapt.perl --root-dir . --corpus corpus/train.de-en.1-99 --f de --e en --first-step 3 --last-step 3 --alignment grow-diag-final-<text:span text:style-name="T8">a</text:span>nd </text:p>
      <text:p text:style-name="P10"/>
      <text:p text:style-name="P10">/project/smtstud/ss17/bin/giza/train-factored-phrase-model.PGIZA.Adapt.perl --root-dir . --corpus corpus/train.de-en.1-99 --f de --e en --first-step 3 --last-step 3 --alignment union </text:p>
      <text:p text:style-name="P10"/>
      <text:p text:style-name="P10">/project/smtstud/ss17/bin/giza/train-factored-phrase-model.PGIZA.Adapt.perl --root-dir . --corpus corpus/train.de-en.1-99 --f de --e en --first-step 3 --last-step 3 --alignment intersect </text:p>
      <text:p text:style-name="P10"/>
      <text:p text:style-name="Standard">Die Intersection setzt nur links, die in beiden Alignments übereinstimmen und hat daher die geringste Anzahl von Links. Die Union setzt alle Links, die in einem der beiden Alignments vorkommen und hat daher am meisten Links. grow-diag-final-and liegt dazwischen.</text:p>
      <text:p text:style-name="Standard"/>
      <text:list xml:id="list111543662733044" text:continue-list="list4135581705444462002" text:style-name="WWNum1">
        <text:list-item>
          <text:h text:style-name="P19" text:outline-level="2">Phrase Extraction and Scoring</text:h>
        </text:list-item>
      </text:list>
      <text:p text:style-name="Standard"/>
      <text:p text:style-name="Standard">Die Phrasenpaare für das Übersetzungsmodell werden im moses Schritt 5 extrahiert und im Schritt 6 gescored. Das für das Scoring benötigte Lexikon wird in Schritt 4 erzeugt.</text:p>
      <text:p text:style-name="Standard">Schritt 5: <text:a xlink:type="simple" xlink:href="http://www.statmt.org/moses/?n=FactoredTraining.ExtractPhrases">http://www.statmt.org/moses/?n=FactoredTraining.ExtractPhrases</text:a></text:p>
      <text:p text:style-name="Standard">Schritt 6: <text:a xlink:type="simple" xlink:href="http://www.statmt.org/moses/?n=FactoredTraining.ScorePhrases">http://www.statmt.org/moses/?n=FactoredTraining.ScorePhrases</text:a></text:p>
      <text:p text:style-name="Standard"/>
      <text:p text:style-name="Standard">2.a) Führen Sie die Schritte 4 bis 6 zunächst für das mit grow-diag-final-and erzeugte Alignment aus: (Laufzeit ca. 10min)</text:p>
      <text:p text:style-name="Standard"/>
      <text:p text:style-name="P8">/project/smtstud/ss17/bin/giza/train-factored-phrase-model.PGIZA.Adapt.perl -root-dir . --corpus corpus/train.de-en.1-99 --f de --e en --alignment grow-diag-final-and <text:s/>--first-step 4 --last-step 6</text:p>
      <text:p text:style-name="P3"/>
      <text:p text:style-name="Standard">Sehen Sie sich den Inhalt des resultierenden Phrase Table <text:span text:style-name="T4">(zless model/phrase-table.0-0.gz)</text:span> einmal an.</text:p>
      <text:p text:style-name="Standard"/>
      <text:list xml:id="list5350254601302364769" text:style-name="WWNum23">
        <text:list-item>
          <text:p text:style-name="P12"><text:soft-page-break/>Was steht in den ersten fünf Feldern (zwischen |||) jeder Zeile?<text:line-break/><text:a xlink:type="simple" xlink:href="http://www.statmt.org/moses/?n=FactoredTraining.ScorePhrases">http://www.statmt.org/moses/?n=FactoredTraining.ScorePhrases</text:a></text:p>
        </text:list-item>
      </text:list>
      <text:p text:style-name="Standard"/>
      <text:p text:style-name="Standard"/>
      <text:p text:style-name="Standard">2.b) Analysieren sie den Phrase Table mit dem script:</text:p>
      <text:p text:style-name="P4">zcat model/phrase-table.0-0.gz | python /project/smtstud/ss17/bin/countPPinPT.py</text:p>
      <text:p text:style-name="P3"/>
      <text:p text:style-name="Standard">Sehen Sie sich die erzeugte phrase pair Statistik an. Eine solche Statistik ist nützlich, um auf den ersten Blick zu sehen, ob im Training etwas schief gelaufen ist oder um Phrase Tables zu vergleichen.</text:p>
      <text:p text:style-name="Standard"/>
      <text:list xml:id="list111542740230553" text:continue-numbering="true" text:style-name="WWNum23">
        <text:list-item>
          <text:p text:style-name="P12">Warum sind die höchsten Einträge um die Diagonale der Tabelle?</text:p>
        </text:list-item>
        <text:list-item>
          <text:p text:style-name="P12">Was ist der Unterschied zwischen der ersten und der zweiten Statistik?</text:p>
        </text:list-item>
        <text:list-item>
          <text:p text:style-name="P12">Phrasen welcher Länge kommen in der ersten Statistik am häufigsten vor, welche in der zweiten und wieso?</text:p>
        </text:list-item>
      </text:list>
      <text:p text:style-name="Standard"/>
      <text:p text:style-name="Standard"/>
      <text:p text:style-name="Standard">2.c) Sehen Sie sich die möglichen Übersetzungen für drei Beispiele an:</text:p>
      <text:p text:style-name="Standard"/>
      <text:p text:style-name="P4">zcat <text:s/>model/phrase-table.0-0.gz | grep -P '^die Insel \|' | less</text:p>
      <text:p text:style-name="P4">zcat <text:s/>model/phrase-table.0-0.gz | grep -P '^Zimmer \|' | less</text:p>
      <text:p text:style-name="P4">zcat <text:s/>model/phrase-table.0-0.gz | grep -P '^, \|' | less</text:p>
      <text:p text:style-name="P3"/>
      <text:list xml:id="list6954292045918636264" text:style-name="WWNum25">
        <text:list-item>
          <text:p text:style-name="P13">Wie viele verschiedene Übersetzungen gibt es für „die Insel“, „Zimmer“ und das Komma? (Hinweis: <text:span text:style-name="T4">| wc -l</text:span> )</text:p>
        </text:list-item>
        <text:list-item>
          <text:p text:style-name="P13">Halten Sie die Anzahl von Übersetzungen für das Komma für sinnvoll? Was kann man dagegen unternehmen?</text:p>
          <text:p text:style-name="P13"/>
        </text:list-item>
      </text:list>
      <table:table table:name="Table2" table:style-name="Table2">
        <table:table-column table:style-name="Table2.A"/>
        <table:table-column table:style-name="Table2.B"/>
        <table:table-row table:style-name="Table2.1">
          <table:table-cell table:style-name="Table2.A1" office:value-type="string">
            <text:p text:style-name="P3">phrase</text:p>
          </table:table-cell>
          <table:table-cell table:style-name="Table2.B1" office:value-type="string">
            <text:p text:style-name="P3"># translations</text:p>
          </table:table-cell>
        </table:table-row>
        <table:table-row table:style-name="Table2.1">
          <table:table-cell table:style-name="Table2.A2" office:value-type="string">
            <text:p text:style-name="P3">die Insel</text:p>
          </table:table-cell>
          <table:table-cell table:style-name="Table2.B2" office:value-type="string">
            <text:p text:style-name="P7">1</text:p>
          </table:table-cell>
        </table:table-row>
        <table:table-row table:style-name="Table2.1">
          <table:table-cell table:style-name="Table2.A2" office:value-type="string">
            <text:p text:style-name="P3">Zimmer</text:p>
          </table:table-cell>
          <table:table-cell table:style-name="Table2.B2" office:value-type="string">
            <text:p text:style-name="P7">41</text:p>
          </table:table-cell>
        </table:table-row>
        <table:table-row table:style-name="Table2.1">
          <table:table-cell table:style-name="Table2.A2" office:value-type="string">
            <text:p text:style-name="P3">,</text:p>
          </table:table-cell>
          <table:table-cell table:style-name="Table2.B2" office:value-type="string">
            <text:p text:style-name="P7">364</text:p>
          </table:table-cell>
        </table:table-row>
      </table:table>
      <text:p text:style-name="Standard"/>
      <text:p text:style-name="Standard">Benennen Sie den Phrase Table um und löschen Sie erzeugte Zwischendateien:</text:p>
      <text:p text:style-name="Standard"/>
      <text:p text:style-name="Standard"><text:span text:style-name="T4"><text:s text:c="15"/></text:span><text:span text:style-name="T5">mv model/phrase-table.0-0.gz model/phrase-table.0-0.grow-diag-final-and.gz</text:span></text:p>
      <text:p text:style-name="P4"><text:s text:c="15"/>rm model/extract.*</text:p>
      <text:p text:style-name="P4"><text:s text:c="15"/>rm model/lex.*</text:p>
      <text:p text:style-name="P4"><text:s text:c="15"/>rm model/phrase-table.0-0.stat.half.*</text:p>
      <text:p text:style-name="P4"/>
      <text:p text:style-name="P3"/>
      <text:p text:style-name="Standard">2.d) Erzeugen Sie nun nach demselben Muster jeweils einen Phrase Table für die beiden verbleibenden Alignmentheurisitken aus Aufgabe 1. (Vergessen Sie nicht, dazwischen die erzeugten Dateien wie oben umzubenennen und zu löschen.)</text:p>
      <text:p text:style-name="Standard"><text:soft-page-break/></text:p>
      <text:p text:style-name="Standard">Vergleichen Sie die drei Phrase Tables:</text:p>
      <text:p text:style-name="Standard"/>
      <text:list xml:id="list6411646962964327809" text:style-name="WWNum24">
        <text:list-item>
          <text:p text:style-name="P14">Wieviele Einträge haben die drei Phrase Tables?</text:p>
        </text:list-item>
        <text:list-item>
          <text:p text:style-name="P14">Wie verhalten sich diese Anzahlen zu den Anzahlen der Alignment Links aus Aufgabe 1 und weshalb?</text:p>
        </text:list-item>
      </text:list>
      <text:p text:style-name="Standard"/>
      <table:table table:name="Table3" table:style-name="Table3">
        <table:table-column table:style-name="Table3.A"/>
        <table:table-column table:style-name="Table3.B"/>
        <table:table-row table:style-name="Table3.1">
          <table:table-cell table:style-name="Table3.A1" office:value-type="string">
            <text:p text:style-name="Standard">Phrase table</text:p>
          </table:table-cell>
          <table:table-cell table:style-name="Table3.B1" office:value-type="string">
            <text:p text:style-name="Standard"># entries</text:p>
          </table:table-cell>
        </table:table-row>
        <table:table-row table:style-name="Table3.1">
          <table:table-cell table:style-name="Table3.A2" office:value-type="string">
            <text:p text:style-name="Standard">intersection</text:p>
          </table:table-cell>
          <table:table-cell table:style-name="Table3.B2" office:value-type="string">
            <text:p text:style-name="P6">1990891</text:p>
          </table:table-cell>
        </table:table-row>
        <table:table-row table:style-name="Table3.1">
          <table:table-cell table:style-name="Table3.A2" office:value-type="string">
            <text:p text:style-name="Standard">union</text:p>
          </table:table-cell>
          <table:table-cell table:style-name="Table3.B2" office:value-type="string">
            <text:p text:style-name="P6">898284</text:p>
          </table:table-cell>
        </table:table-row>
        <table:table-row table:style-name="Table3.1">
          <table:table-cell table:style-name="Table3.A2" office:value-type="string">
            <text:p text:style-name="Standard">grow-diag-final-and</text:p>
          </table:table-cell>
          <table:table-cell table:style-name="Table3.B2" office:value-type="string">
            <text:p text:style-name="P6">1082266</text:p>
          </table:table-cell>
        </table:table-row>
      </table:table>
      <text:p text:style-name="Standard"/>
      <text:p text:style-name="P9">Antworten zu Aufgabe 2:</text:p>
      <text:p text:style-name="Standard"/>
      <text:p text:style-name="Standard"><text:span text:style-name="T1">2.a) phrase DE ||| phrase EN ||| source-&gt;target word alignment ||| target-&gt;source word alignment ||| scores: </text:span><text:span text:style-name="T6">phrase translation probability </text:span><text:span text:style-name="T7">φ(f|e)</text:span><text:span text:style-name="T6"> - lexical weighting </text:span><text:span text:style-name="T7">lex(f|e)</text:span><text:span text:style-name="T6"> - phrase translation probability </text:span><text:span text:style-name="T7">φ(e|f)</text:span><text:span text:style-name="T6"> - lexical weighting </text:span><text:span text:style-name="T7">lex(e|f)</text:span><text:span text:style-name="T6"> - phrase penalty (always </text:span><text:span text:style-name="T7">exp(1) = 2.718</text:span><text:span text:style-name="T6">)</text:span><text:span text:style-name="T1"> ||| …</text:span></text:p>
      <text:p text:style-name="P3"/>
      <text:p text:style-name="Standard">2.b) Im Allgemeinen werden mehr Phrasen in dem Phrase Table aufgenommen, bei denen die source Seite in ähnlich viele Wörter auf der target Seite übersetzt werden = Diagonale der Tabelle. Übersetzungen von einem Wort in der Quellsprache in sieben auf der Zielsprache ist sehr selten = andere zwei Ecken der Tabelle.</text:p>
      <text:p text:style-name="Standard"/>
      <text:p text:style-name="Standard">- Die erste Statistik addiert alle Vorkommen der Phrasepaare im Trainingskorpus auf, die zweite zählt nur die Anzahl verschiedenen Phrasen im Phrase Table.</text:p>
      <text:p text:style-name="Standard"/>
      <text:p text:style-name="Standard">- In der ersten Statistik haben die eins-zu-eins Phrasenpaare den höchsten count, in der zweiten, die drei-zu-drei Phrasenpaare. Wort-zu-Wort übersetzungen kommen natürlich im Trainingscorpus sehr häufug vor, es gibt aber nicht so viele verschiedenen von ihnen, wie von drei-zu-drei Übersetzungen.</text:p>
      <text:p text:style-name="Standard"/>
      <text:p text:style-name="Standard">2.c) Man kann den Phrase Table prunen, z.B. nur die top 20 Übersetzungen pro source phrase im Phrase Table behalten.</text:p>
      <text:p text:style-name="Standard"/>
      <text:p text:style-name="Standard">2.d) Die Anzahl der Alignmentlinks und die Anzahl von Phrasen verhält sich genau umgekehrt: je weniger Alignmentlinks, desto mehr Phrasenpaare werden extrahiert. Das liegt daran, dass nicht alignierte Wörter an der Phrasengrenze immer sowohl zur Phrase hinzugenommen werden können oder nicht, sodass hier mehr verschiedene Phrasenpaare extrahiert werden.</text:p>
      <text:p text:style-name="Standard"/>
      <text:list xml:id="list111543226793824" text:continue-list="list111543662733044" text:style-name="WWNum1">
        <text:list-item>
          <text:h text:style-name="P20" text:outline-level="2">Decoder</text:h>
        </text:list-item>
      </text:list>
      <text:p text:style-name="Standard"/>
      <text:p text:style-name="P17"><text:soft-page-break/>Der Decoder wird mittels einer Parameter-Datei konfiguriert. Kopieren Sie die Datei</text:p>
      <text:p text:style-name="P17">/project/smtstud/ss17/data/param/Initial.Param in Ihr Arbeitsverzeichnis.</text:p>
      <text:p text:style-name="P17">Um diese Parameter-Datei benutzen zu können müssen Sie einige Parameter-Einstellungen festlegen:</text:p>
      <text:p text:style-name="P15"/>
      <text:p text:style-name="P17"><text:span text:style-name="T2">SentenceList</text:span>: Hier geben Sie die Datei an, die die Sätze enthält, die übersetzt werden sollen. In unserem Fall ist es die zu Beginn erwähnte Datei smalltest.de (mit vollständigendem Pfad)</text:p>
      <text:p text:style-name="P17">In der zu übersetzenden Datei muss jeweils pro Zeile ein Satz stehen.</text:p>
      <text:p text:style-name="P15"/>
      <text:p text:style-name="P17"><text:span text:style-name="T2">ReferenceList</text:span>: Für die Optimierung wird hier die Datei mit den Referenzen angegeben. Im Testfall haben wir keine Referenzen, deshalb geben wir hier einfach noch mal die gleiche Datei an.</text:p>
      <text:p text:style-name="P15"/>
      <text:p text:style-name="P17"><text:span text:style-name="T2">LMFile</text:span>: Hiermit wird das Language Model spezifiziert. Geben Sie hier Ihr bestes Sprachmodell aus dem Language Model Praktikum an. Falls Sie dies nicht mehr haben, verwenden sie folgendes Sprachmodell:</text:p>
      <text:p text:style-name="P17">/project/smtstud/ss17/models/train.de-en.1-99.en.4gram.no-cutoff34.srilm</text:p>
      <text:p text:style-name="P15"/>
      <text:p text:style-name="P17"><text:span text:style-name="T2">PhraseTableFileName</text:span>: Hier geben Sie die Phrasentabelle an. Verwenden Sie die Phrasentabelle aus der letzen Übung aus Aufgabe 2.</text:p>
      <text:p text:style-name="P17">Falls Sie diese nicht mehr haben, verwenden Sie folgende Phrasetabelle:</text:p>
      <text:p text:style-name="P16">/project/smtstud/ss17/models/phrase-table.0-0.grow-diag-final-and.pruned.sttk</text:p>
      <text:p text:style-name="P16"/>
      <text:p text:style-name="P17">Damit haben Sie ihre Parameter-Datei fertig gestellt. Erzeugen Sie nun die Übersetzungen mittels folgendem Programmaufruf und schauen Sie sich die Log-Datei an:</text:p>
      <text:p text:style-name="P16">/project/smtstud/ss17/bin/TranslateMM.static -f <text:s/>Initial.Param &gt; LogFile</text:p>
      <text:p text:style-name="P17"/>
      <text:p text:style-name="P17"/>
      <text:p text:style-name="P17">Die Datei ist folgendermaßen aufgebaut:</text:p>
      <text:p text:style-name="P17">Zunächst werden die Parametereinstellungen, die benutzt werden, angegeben.</text:p>
      <text:p text:style-name="P17">Danach werden die Modelle geladen und der Decoder initialisiert.</text:p>
      <text:p text:style-name="P17">Danach wird mit der Übersetzung begonnen.</text:p>
      <text:p text:style-name="P17">Aufgabe 1.a)</text:p>
      <text:p text:style-name="P17">Auf welchen Wert wurde das Reordering Window gesetzt?</text:p>
      <text:p text:style-name="P17">4</text:p>
      <text:p text:style-name="P17"/>
      <text:p text:style-name="P17">Aufgabe 1.b)</text:p>
      <text:p text:style-name="P17">Wie viele Einträge enthält die Phrasentabelle? Wie viele verschiedene Quell- und Zielphrasen tauchen in der Phrasentabelle auf?</text:p>
      <text:p text:style-name="P17"/>
      <text:p text:style-name="P17">827345 Einträge</text:p>
      <text:p text:style-name="P17">669916 Quellphrasen</text:p>
      <text:p text:style-name="P17">628321 Zielphrasen</text:p>
      <text:p text:style-name="P17"/>
      <text:p text:style-name="P17">Aufgabe 1c)</text:p>
      <text:p text:style-name="P17"><text:soft-page-break/>In der Zeile „Prepare Scaling Factors“ sind die Gewichte für die einzelnen Modelle des log-linearen Modells angegeben. Kurz darauf werden die Anfangsindizes der Gewichte für die einzelnen Modells angegeben (Zeile Start LMs und folgende). <text:s/>Dabei stehen die Abkürzungen für Language Model, Distortion Model, Wordcount Model, PhraseCount Model, Sentence Length Model und Translation Model.</text:p>
      <text:p text:style-name="P17"/>
      <text:p text:style-name="P17">Welche Gewichte werden für die einzelnen Modelle benutzt?</text:p>
      <text:p text:style-name="P17"/>
      <text:p text:style-name="P17">Langauge Model: 2.76036</text:p>
      <text:p text:style-name="P17">Distortion Model: 1.45376</text:p>
      <text:p text:style-name="P17">Wordcount Model: -2.05781</text:p>
      <text:p text:style-name="P17">Phrasecount Model: 2.0104</text:p>
      <text:p text:style-name="P17">Translate Model: 0.772352 0.32515 0.705232 0.387321</text:p>
      <text:p text:style-name="P17"/>
      <text:p text:style-name="P17">Wieso ist das Gewicht für das Wordcount Modell negativ?</text:p>
      <text:p text:style-name="P17"/>
      <text:p text:style-name="P17">Wir bevorzugen Sätze mit mehr Wörtern, da diese von Sprachmodell benachteiligt werden</text:p>
      <text:p text:style-name="P17"/>
      <text:p text:style-name="P17"/>
      <text:p text:style-name="P17"/>
      <text:p text:style-name="P17">Wieso gibt es 4 Gewichte für das Translation Model?</text:p>
      <text:p text:style-name="P17"/>
      <text:p text:style-name="P17">In der Phrasentabelle sind 4 Scores für jeden Phrasenpaar enthalten</text:p>
      <text:p text:style-name="P17"/>
      <text:p text:style-name="P17"/>
      <text:p text:style-name="P17"/>
      <text:p text:style-name="P17"/>
      <text:p text:style-name="P17"/>
      <text:p text:style-name="P17"/>
      <text:p text:style-name="P17"/>
      <text:p text:style-name="P17">Aufgabe 1.d)</text:p>
      <text:p text:style-name="P17">Schauen Sie sich die Übersetzung für den letzten Satz genauer an. Wie wurde dieser Satz aus den vorhandenen Phrasenpaaren aufgebaut? Welcher Score wurde dieser Übersetzung zugewiesen?</text:p>
      <text:p text:style-name="P17"/>
      <text:h text:style-name="P21" text:outline-level="2">4. Beam Size:</text:h>
      <text:p text:style-name="P17"/>
      <text:p text:style-name="P17">In dieser Aufgabe möchten wir die Auswirkungen der Größe des Beams auf die Laufzeit des Decoders betrachten. Dazu benutzen wir den Parameter BeamSize. Verwenden Sie die Parameter-Datei aus Aufgabe 1 und übersetzen Sie das Testset mit den Beamsizewerten 1, 10, 100 und vergleichen Sie die benötigte Zeit.</text:p>
      <text:p text:style-name="P17"/>
      <text:p text:style-name="P17">Zeiten: <text:tab/>1. 2sec</text:p>
      <text:p text:style-name="P17"><text:tab/><text:tab/>10. 9sec</text:p>
      <text:p text:style-name="P17"><text:tab/><text:tab/>100. 49sec</text:p>
      <text:h text:style-name="P21" text:outline-level="2">5. Optimierung</text:h>
      <text:p text:style-name="P17"/>
      <text:p text:style-name="P17"><text:soft-page-break/>Wie in der Vorlesung erwähnt können wir die Gewichte für das log-linear Modell auf einem Development Set optimieren. Dazu benutzen wir folgdendes Development Set:</text:p>
      <text:p text:style-name="P17">/project/smtstud/ss17/data/dev/dev.btec.de.Final.sc</text:p>
      <text:p text:style-name="P17">/project/smtstud/ss17/data/dev/dev.btec.en.Final.sc</text:p>
      <text:p text:style-name="P17">Die deutsche Version wird mit dem Parameter SentenceList angegeben und die englische Version mit dem Parameter ReferenceList. </text:p>
      <text:p text:style-name="P17">Als Initiale Gewichte benutzen wir 1.0_0.5_-1.0_1.0_0.1_0.1_0.1_0.1 und aktivieren die Optimierung indem der Parameter MEROptimize auf 1 gesetzten wird.</text:p>
      <text:p text:style-name="P17">Da die Optimierung länger dauern würde, können Sie sich direkt den entsprechenden Log-file unter folgendem Link anschauen:</text:p>
      <text:p text:style-name="P17">/project/smtstud/ss17/data/dev/Optimize.Log</text:p>
      <text:p text:style-name="P17"/>
      <text:p text:style-name="P17">Aufgabe 5a)</text:p>
      <text:p text:style-name="P17">Am Ende der Log-Datei sind die Ergebnisse zusammengefasst. Jede Zeile in der Tabelle entspricht einer Iteration. Die zweite Zahl gibt den BLEU Score an. Welcher BLEU-Score wurde in der ersten und letzten Iteration erreicht?</text:p>
      <text:p text:style-name="P17">57.67 und 60.58</text:p>
      <text:p text:style-name="P17"/>
      <text:p text:style-name="P17">Aufgabe 5b)</text:p>
      <text:p text:style-name="P17">Schauen Sie sich die Übersetzungen in den verschiedenen Iterationen für den 25. und 34. Satz an. Das können Sie am einfachsten mittels des Befehls:</text:p>
      <text:p text:style-name="P17"/>
      <text:p text:style-name="P17"/>
      <text:p text:style-name="P17"/>
      <text:p text:style-name="P17"/>
      <text:p text:style-name="P17">grep "TRANSLATION_RESULT_HYP *25 1" Optimize.Log</text:p>
      <text:p text:style-name="P17"/>
      <text:p text:style-name="P17">TRANSLATION_RESULT_HYP <text:s text:c="3"/>25 1 <text:s/>a ring and one o 'clock .</text:p>
      <text:p text:style-name="P17">TRANSLATION_RESULT_HYP <text:s text:c="3"/>25 1 <text:s/>a ring and a watch .</text:p>
      <text:p text:style-name="P17">TRANSLATION_RESULT_HYP <text:s text:c="3"/>25 1 <text:s/>a ring and one o 'clock .</text:p>
      <text:p text:style-name="P17">TRANSLATION_RESULT_HYP <text:s text:c="3"/>25 1 <text:s/>a ring and a watch .</text:p>
      <text:p text:style-name="P17">TRANSLATION_RESULT_HYP <text:s text:c="3"/>25 1 <text:s/>a ring and a watch .</text:p>
      <text:p text:style-name="P17"/>
      <text:p text:style-name="P17">grep "TRANSLATION_RESULT_HYP *34 1" Optimize.Log</text:p>
      <text:p text:style-name="P17"/>
      <text:p text:style-name="P17">TRANSLATION_RESULT_HYP <text:s text:c="3"/>34 1 <text:s/>a waiter will come to your order .</text:p>
      <text:p text:style-name="P17">TRANSLATION_RESULT_HYP <text:s text:c="3"/>34 1 <text:s/>a waiter will come to your order .</text:p>
      <text:p text:style-name="P17">TRANSLATION_RESULT_HYP <text:s text:c="3"/>34 1 <text:s/>a waiter will come to take your order .</text:p>
      <text:p text:style-name="P17">TRANSLATION_RESULT_HYP <text:s text:c="3"/>34 1 <text:s/>a waiter will come to take your order .</text:p>
      <text:p text:style-name="P17">TRANSLATION_RESULT_HYP <text:s text:c="3"/>34 1 <text:s/>a waiter will come to take your or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1pt" fo:language="en" fo:country="US" style:letter-kerning="true" style:font-name-asian="Cambria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1pt" fo:language="en" fo:country="US" style:letter-kerning="true" style:font-name-asian="Cambria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fo:language="de" fo:country="DE" style:font-size-asian="12pt" style:font-name-complex="Cambria1" style:font-family-complex="Cambria"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with-next="always"/>
      <style:text-properties fo:color="#345a8a" style:font-name="Calibri" fo:font-family="Calibri"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1" style:font-family-complex="Calibri"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with-next="always"/>
      <style:text-properties fo:color="#4f81bd" style:font-name="Calibri" fo:font-family="Calibri"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1" style:font-family-complex="Calibri" style:font-family-generic-complex="system" style:font-pitch-complex="variable" style:font-size-complex="13pt" style:font-weight-complex="bold"/>
    </style:style>
    <style:style style:name="List_20_Paragraph" style:display-name="List Paragraph" style:family="paragraph" style:parent-style-name="Standard"/>
    <style:style style:name="HTML_20_Preformatted" style:display-name="HTML Preformatted" style:family="paragraph" style:parent-style-name="Standard"/>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TML_20_Preformatted_20_Char" style:display-name="HTML Preformatted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fo:font-size="10pt" style:font-size-asian="10pt" style:font-name-complex="Symbol1" style:font-family-complex="Symbol" style:font-family-generic-complex="system" style:font-pitch-complex="variable" style:font-size-complex="10pt"/>
    </style:style>
    <style:style style:name="ListLabel_20_6" style:display-name="ListLabel 6" style:family="text">
      <style:text-properties fo:font-size="10pt" style:font-size-asian="10pt" style:font-name-complex="Courier New1" style:font-family-complex="'Courier New'" style:font-family-generic-complex="system" style:font-pitch-complex="variable" style:font-size-complex="10pt"/>
    </style:style>
    <style:style style:name="ListLabel_20_7" style:display-name="ListLabel 7" style:family="text">
      <style:text-properties fo:font-size="10pt" style:font-size-asian="10pt" style:font-name-complex="Wingdings1" style:font-family-complex="Wingdings"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 text:bullet-char="-">
        <style:list-level-properties text:list-level-position-and-space-mode="label-alignment">
          <style:list-level-label-alignment text:label-followed-by="listtab" text:list-tab-stop-position="0.7417in" fo:text-indent="-0.25in" fo:margin-left="0.7417in"/>
        </style:list-level-properties>
        <style:text-properties fo:font-family="Cambria" style:font-family-generic="roman"/>
      </text:list-level-style-bullet>
      <text:list-level-style-bullet text:level="2" text:style-name="ListLabel_20_2" text:bullet-char="o">
        <style:list-level-properties text:list-level-position-and-space-mode="label-alignment">
          <style:list-level-label-alignment text:label-followed-by="listtab" text:list-tab-stop-position="1.2417in" fo:text-indent="-0.25in" fo:margin-left="1.2417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7417in" fo:text-indent="-0.25in" fo:margin-left="2.7417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2417in" fo:text-indent="-0.25in" fo:margin-left="4.2417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25in" style:auto-text-indent="false"/>
    </style:style>
    <style:page-layout style:name="Mpm1">
      <style:page-layout-properties fo:page-width="8.2681in" fo:page-height="11.6929in" style:num-format="1" style:print-orientation="portrait" fo:margin-top="0.7874in" fo:margin-bottom="0.4925in" fo:margin-left="0.9453in" fo:margin-right="0.8661in" style:writing-mode="lr-tb" style:layout-grid-color="#c0c0c0" style:layout-grid-lines="2644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165in" fo:margin-left="0in" fo:margin-right="0in" fo:margin-top="0.1772in" style:dynamic-spacing="true"/>
      </style:footer-style>
    </style:page-layout>
  </office:automatic-styles>
  <office:master-styles>
    <style:master-page style:name="Standard" style:page-layout-name="Mpm1">
      <style:footer>
        <text:p text:style-name="MP1"><text:page-number text:select-page="current">5</text:page-number></text:p>
        <text:p text:style-name="MP2"/>
      </style:footer>
      <style:footer-left>
        <text:p text:style-name="MP2"><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ktikum Maschinelle Übersetzung – Language Model</dc:title>
    <meta:initial-creator>Almut Silja Hildebrand</meta:initial-creator>
    <meta:editing-cycles>187</meta:editing-cycles>
    <meta:print-date>2016-05-30T10:47:47.181522144</meta:print-date>
    <meta:creation-date>2010-04-30T09:41:00</meta:creation-date>
    <dc:date>2017-06-06T11:15:42.237041853</dc:date>
    <meta:editing-duration>P5DT13H59M27S</meta:editing-duration>
    <meta:generator>LibreOffice/4.2.8.2$Linux_X86_64 LibreOffice_project/420m0$Build-2</meta:generator>
    <meta:document-statistic meta:table-count="3" meta:image-count="0" meta:object-count="0" meta:page-count="7" meta:paragraph-count="154" meta:word-count="1700" meta:character-count="12581" meta:non-whitespace-character-count="10964"/>
    <meta:template xlink:type="simple" xlink:actuate="onRequest" xlink:title="Normal_Wordconv.dotm" xlink:href=""/>
  </office:meta>
</office:document-meta>
</file>